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240D54BA977.png" manifest:media-type="image/png"/>
  <manifest:file-entry manifest:full-path="Pictures/10000000000003400000038136C07A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6.28cm, 2.065cm, 0cm, 1.375cm)" draw:image-opacity="100%" style:mirror="none" loext:decorative="false"/>
    </style:style>
    <style:style style:name="gr4" style:family="graphic" style:parent-style-name="objectwithoutfill">
      <style:graphic-properties svg:stroke-width="0.053cm" svg:stroke-color="#ea7500" draw:marker-start-width="0.279cm" draw:marker-end="Extrémités_20_de_20_flèche_20_2" draw:marker-end-width="0.15cm" draw:marker-end-center="true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>
      <style:graphic-properties draw:stroke="solid" svg:stroke-width="0.053cm" svg:stroke-color="#ea7500" draw:marker-start-width="0.279cm" draw:marker-end-width="0.279cm" draw:fill="none" loext:fill-use-slide-background="false" draw:textarea-horizontal-align="justify" draw:textarea-vertical-align="middle" draw:auto-grow-height="false" fo:min-height="0.106cm" fo:min-width="0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solid" svg:stroke-width="0.053cm" svg:stroke-color="#ea7500" draw:marker-start-width="0.279cm" draw:marker-end-width="0.279cm" draw:fill="none" loext:fill-use-slide-background="false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solid" svg:stroke-width="0.053cm" svg:stroke-color="#ea7500" draw:marker-start-width="0.279cm" draw:marker-end-width="0.279cm" draw:fill="none" loext:fill-use-slide-background="false" draw:textarea-horizontal-align="justify" draw:textarea-vertical-align="middle" draw:auto-grow-height="false" fo:min-height="0.132cm" fo:min-width="0cm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ea7500" draw:marker-start="Extrémités_20_de_20_flèche_20_2" draw:marker-start-width="0.15cm" draw:marker-start-center="true" draw:marker-end="" draw:marker-end-width="0.2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solid" svg:stroke-width="0.053cm" svg:stroke-color="#ea7500" draw:marker-start-width="0.279cm" draw:marker-end-width="0.279cm" draw:fill="none" loext:fill-use-slide-background="false" draw:textarea-horizontal-align="justify" draw:textarea-vertical-align="middle" draw:auto-grow-height="false" fo:min-height="0.137cm" fo:min-width="0.051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ash_20__28_Rounded_29_" svg:stroke-width="0.035cm" svg:stroke-color="#ea7500" draw:marker-start-width="0.252cm" draw:marker-end="Extrémités_20_de_20_flèche_20_2" draw:marker-end-width="0.1cm" draw:marker-end-center="true" svg:stroke-linecap="round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9211e" loext:opacity="100%" style:text-outline="true" style:font-name="Arial Black" fo:font-size="6pt" fo:text-shadow="1pt 1pt" fo:font-weight="bold" style:font-size-asian="6pt" style:font-weight-asian="bold" style:font-size-complex="6pt" style:font-weight-complex="bold"/>
    </style:style>
    <style:style style:name="P4" style:family="paragraph">
      <loext:graphic-properties draw:fill="none" draw:fill-color="#ffffff"/>
      <style:text-properties fo:color="#c9211e" loext:opacity="100%" style:text-outline="true" style:font-name="Arial Black" fo:font-size="6pt" fo:text-shadow="1pt 1pt" fo:font-weight="bold" style:font-size-asian="6pt" style:font-weight-asian="bold" style:font-size-complex="6pt" style:font-weight-complex="bold"/>
    </style:style>
    <style:style style:name="T1" style:family="text">
      <style:text-properties fo:color="#c9211e" loext:opacity="100%" style:font-name="Arial Black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7.5cm" svg:height="7cm" svg:x="8.25cm" svg:y="0cm">
            <draw:image xlink:href="Pictures/10000000000002D000000240D54BA977.png" xlink:type="simple" xlink:show="embed" xlink:actuate="onLoad" draw:mime-type="image/png">
              <text:p/>
            </draw:image>
          </draw:frame>
          <draw:frame draw:style-name="gr3" draw:text-style-name="P1" draw:layer="layout" svg:width="7.5cm" svg:height="7cm" svg:x="0.25cm" svg:y="0cm">
            <draw:image xlink:href="Pictures/10000000000003400000038136C07A65.png" xlink:type="simple" xlink:show="embed" xlink:actuate="onLoad" draw:mime-type="image/png">
              <text:p/>
            </draw:image>
          </draw:frame>
          <draw:path draw:style-name="gr4" draw:text-style-name="P2" draw:layer="layout" svg:width="0.999cm" svg:height="1.359cm" svg:x="1.95cm" svg:y="3.296cm" svg:viewBox="0 0 1000 1360" svg:d="M0 1360c500 0 1000-1360 1000-1360">
            <text:p/>
          </draw:path>
          <draw:custom-shape draw:style-name="gr5" draw:text-style-name="P2" draw:layer="layout" svg:width="0.25cm" svg:height="0.55cm" svg:x="1.75cm" svg:y="4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2" draw:layer="layout" svg:width="0.348cm" svg:height="0.4cm" draw:transform="rotate (1.5707963267949) translate (3.275cm 4.871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2" draw:layer="layout" svg:width="0.741cm" svg:height="0.614cm" draw:transform="skewX (-0.583114503091306) rotate (0.489041256408811) translate (3.9cm 4.34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4" draw:text-style-name="P2" draw:layer="layout" svg:width="1.042cm" svg:height="0.213cm" draw:transform="skewX (0.159348560707082) rotate (-2.92203023368891) translate (1.8653732644271cm 5.12466326681141cm)" svg:viewBox="0 0 1043 214" svg:d="M0 0c657 5 1043 214 1043 214">
            <text:p/>
          </draw:path>
          <draw:path draw:style-name="gr8" draw:text-style-name="P2" draw:layer="layout" svg:width="0.707cm" svg:height="0.28cm" draw:transform="skewX (-0.345051593119279) rotate (2.25199833384828) translate (3.20445982426815cm 5.11205501397516cm)" svg:viewBox="0 0 708 281" svg:d="M708 0c-477-6-708 281-708 281">
            <text:p/>
          </draw:path>
          <draw:path draw:style-name="gr4" draw:text-style-name="P2" draw:layer="layout" svg:width="0.749cm" svg:height="0.499cm" draw:transform="rotate (1.76278254451427) translate (4.32614657740429cm 4.29081244263701cm)" svg:viewBox="0 0 750 500" svg:d="M0 500c500 0 750-500 750-500">
            <text:p/>
          </draw:path>
          <draw:path draw:style-name="gr4" draw:text-style-name="P2" draw:layer="layout" svg:width="0.499cm" svg:height="1.249cm" svg:x="5.4cm" svg:y="3.75cm" svg:viewBox="0 0 500 1250" svg:d="M0 1250c500 0 500-1250 500-1250">
            <text:p/>
          </draw:path>
          <draw:custom-shape draw:style-name="gr9" draw:text-style-name="P2" draw:layer="layout" svg:width="0.853cm" svg:height="0.619cm" draw:transform="skewX (-0.596204472481263) rotate (-0.227067335684462) translate (4.526cm 4.60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0" draw:text-style-name="P4" draw:layer="layout" svg:width="1cm" svg:height="0.548cm" svg:x="2.675cm" svg:y="4.1cm">
            <draw:text-box>
              <text:p text:style-name="P3"><text:span text:style-name="T1">X</text:span></text:p>
            </draw:text-box>
          </draw:frame>
          <draw:frame draw:style-name="gr10" draw:text-style-name="P4" draw:layer="layout" svg:width="1cm" svg:height="0.548cm" svg:x="4.275cm" svg:y="5.7cm">
            <draw:text-box>
              <text:p text:style-name="P3"><text:span text:style-name="T1">X</text:span></text:p>
            </draw:text-box>
          </draw:frame>
          <draw:frame draw:style-name="gr10" draw:text-style-name="P4" draw:layer="layout" svg:width="1cm" svg:height="0.548cm" svg:x="0.875cm" svg:y="4.9cm">
            <draw:text-box>
              <text:p text:style-name="P3"><text:span text:style-name="T1">X</text:span></text:p>
            </draw:text-box>
          </draw:frame>
          <draw:frame draw:style-name="gr10" draw:text-style-name="P4" draw:layer="layout" svg:width="1cm" svg:height="0.548cm" svg:x="5.575cm" svg:y="5.3cm">
            <draw:text-box>
              <text:p text:style-name="P3"><text:span text:style-name="T1">X</text:span></text:p>
            </draw:text-box>
          </draw:frame>
          <draw:path draw:style-name="gr4" draw:text-style-name="P2" draw:layer="layout" svg:width="0.285cm" svg:height="0cm" draw:transform="skewX (-1.53501707712901) rotate (0.140499004785543) translate (3.79988473216104cm 4.44192418366069cm)" svg:viewBox="0 0 286 1" svg:d="M286 1c-114-1-286-1-286-1">
            <text:p/>
          </draw:path>
          <draw:path draw:style-name="gr11" draw:text-style-name="P2" draw:layer="layout" svg:width="0.499cm" svg:height="0.249cm" draw:transform="rotate (1.5707963267949) translate (4.5cm 3.65cm)" svg:viewBox="0 0 500 250" svg:d="M0 0c250 0 500 250 500 250">
            <text:p/>
          </draw:path>
          <draw:path draw:style-name="gr8" draw:text-style-name="P2" draw:layer="layout" svg:width="0.707cm" svg:height="0.28cm" draw:transform="skewX (0.34487706019408) rotate (-0.994837673636768) translate (1.8505789763623cm 4.00037578839672cm)" svg:viewBox="0 0 708 281" svg:d="M0 0c477-6 708 281 708 28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Extrémités_20_de_20_flèche_20_3" draw:display-name="Extrémités de flèche 3" svg:viewBox="0 0 20 20" svg:d="M0 20l10-20 10 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07-09T08:19:12.227000000</meta:creation-date>
    <dc:date>2024-07-09T11:02:32.595000000</dc:date>
    <dc:creator>Victor Van der Meersch</dc:creator>
    <meta:editing-duration>PT1H24M57S</meta:editing-duration>
    <meta:editing-cycles>6</meta:editing-cycles>
    <meta:generator>LibreOffice/24.2.0.3$Windows_X86_64 LibreOffice_project/da48488a73ddd66ea24cf16bbc4f7b9c08e9bea1</meta:generator>
    <meta:print-date>2024-07-09T11:01:49.499000000</meta:print-date>
    <meta:printed-by>Fichiers PDF: Victor Van der Meersch</meta:printed-by>
    <meta:document-statistic meta:object-count="19"/>
  </office:meta>
</office:document-meta>
</file>